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1-20_02-54-31_000.jpg</text:p>
          </table:table-cell>
          <table:table-cell table:style-name="ce26" office:value-type="string">
            <text:p>:m :PHOTO 寝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寝た時刻 / 2022">
            <text:p>:m :PHOTO 寝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3-01-19_13-31-5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1-19_21-54-1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1-19_17-07-57_000.jpg</text:p>
          </table:table-cell>
          <table:table-cell table:style-name="ce26" office:value-type="string">
            <text:p>:m 食べた物　間食 / object=すいとん＋ジャム（柿）</text:p>
          </table:table-cell>
          <table:table-cell table:style-name="ce27"/>
          <table:table-cell table:style-name="ce10"/>
          <table:table-cell table:style-name="ce10"/>
          <table:table-cell table:style-name="ce47" table:formula="of:=IF([.E5]=&quot;&quot;;[.C7];CONCATENATE([.C7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1-20_10-14-54_000.jpg</text:p>
          </table:table-cell>
          <table:table-cell table:style-name="ce26" office:value-type="string">
            <text:p>:PHOTO 記録 / @台所 / 電池交換 / ガスコンロ台 / period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PHOTO 記録 / @台所 / 電池交換 / ガスコンロ台 / period=~">
            <text:p>:PHOTO 記録 / @台所 / 電池交換 / ガスコンロ台 / period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1-20_10-04-4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7" office:value-type="string">
            <text:p>2023-01-19_15-57-29_000.jpg</text:p>
          </table:table-cell>
          <table:table-cell table:style-name="ce26" office:value-type="string">
            <text:p>:m #*# RES / free / res-id=2ZY6 / theme=ロシア、パキスタン：天然ガス：LNG：輸出 / genre=economy:strana,content=~ / session-number=~ / doc=~,other=日本との比較||numbers=2.5倍：パキスタンが２０２０年に輸入したLNG量の；28.4%:日本が２０２０年に輸入したLNG量の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#*# RES / free / res-id=2ZY6 / theme=ロシア、パキスタン：天然ガス：LNG：輸出 / genre=economy:strana,content=~ / session-number=~ / doc=~,other=日本との比較||numbers=2.5倍：パキスタンが２０２０年に輸入したLNG量の；28.4%:日本が２０２０年に輸入したLNG量の">
            <text:p>:m #*# RES / free / res-id=2ZY6 / theme=ロシア、パキスタン：天然ガス：LNG：輸出 / genre=economy:strana,content=~ / session-number=~ / doc=~,other=日本との比較||numbers=2.5倍：パキスタンが２０２０年に輸入したLNG量の；28.4%:日本が２０２０年に輸入したLNG量の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3-01-19_15-57-44_000.jpg</text:p>
          </table:table-cell>
          <table:table-cell table:style-name="ce26" office:value-type="string">
            <text:p>:m dessin,sketch / des. object=ブタ / genre=動物：哺乳類,source=~,location=~,other=~,memo~,found~,id=BQGO[omikron-o,occasion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dessin,sketch / des. object=ブタ / genre=動物：哺乳類,source=~,location=~,other=~,memo~,found~,id=BQGO[omikron-o,occasion=~">
            <text:p>:m dessin,sketch / des. object=ブタ / genre=動物：哺乳類,source=~,location=~,other=~,memo~,found~,id=BQGO[omikron-o,occasion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1-19_21-32-28_000.jpg</text:p>
          </table:table-cell>
          <table:table-cell table:style-name="ce26" office:value-type="string">
            <text:p>:m #*# / memo:other(m:other) / topic=調理：すいとん, about=各材料：使用量,content=~,other=~,id=~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#*# / memo:other(m:other) / topic=調理：すいとん, about=各材料：使用量,content=~,other=~,id=~ ">
            <text:p>:m #*# / memo:other(m:other) / topic=調理：すいとん, about=各材料：使用量,content=~,other=~,id=~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1-20_09-53-05_000.jpg</text:p>
          </table:table-cell>
          <table:table-cell table:style-name="ce26" office:value-type="string">
            <text:p>:m dessin,sketch / des. object=手＋弓 / genre=人間：人体：道具,source=~,location=~,other=~,memo~,found~,id=D9BN,occasion=books:64#67_3:八佾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dessin,sketch / des. object=手＋弓 / genre=人間：人体：道具,source=~,location=~,other=~,memo~,found~,id=D9BN,occasion=books:64#67_3:八佾">
            <text:p>:m dessin,sketch / des. object=手＋弓 / genre=人間：人体：道具,source=~,location=~,other=~,memo~,found~,id=D9BN,occasion=books:64#67_3:八佾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 office:value-type="string">
            <text:p>2023-01-20_10-47-51_000.jpg</text:p>
          </table:table-cell>
          <table:table-cell table:style-name="ce26" office:value-type="string">
            <text:p>:m dessin,sketch / des. object=垂木 / genre=構築物：家：小屋組み,source=~,location=~,other=~,memo~,found~,id=0CIE,occasion=books:64#67_3:八佾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dessin,sketch / des. object=垂木 / genre=構築物：家：小屋組み,source=~,location=~,other=~,memo~,found~,id=0CIE,occasion=books:64#67_3:八佾">
            <text:p>:m dessin,sketch / des. object=垂木 / genre=構築物：家：小屋組み,source=~,location=~,other=~,memo~,found~,id=0CIE,occasion=books:64#67_3:八佾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1-20_11-32-27_000.jpg</text:p>
          </table:table-cell>
          <table:table-cell table:style-name="ce26" office:value-type="string">
            <text:p>:m Other / 買うもの / item=~,at=キャン・ドゥ,for=~,other=買った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Other / 買うもの / item=~,at=キャン・ドゥ,for=~,other=買った">
            <text:p>:m Other / 買うもの / item=~,at=キャン・ドゥ,for=~,other=買った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1-20_12-35-05_000.jpg</text:p>
          </table:table-cell>
          <table:table-cell table:style-name="ce26" office:value-type="string">
            <text:p>:m #*# RES / JVEMV6 64#229_hattatsu_sugao / 『発達障害の素顔』 著者=山口真美,校注=~ / p.112 / w=頭頂間溝,topic=~,publisher=~,other=sketch+:大脳：腹側経路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#*# RES / JVEMV6 64#229_hattatsu_sugao / 『発達障害の素顔』 著者=山口真美,校注=~ / p.112 / w=頭頂間溝,topic=~,publisher=~,other=sketch+:大脳：腹側経路">
            <text:p>:m #*# RES / JVEMV6 64#229_hattatsu_sugao / 『発達障害の素顔』 著者=山口真美,校注=~ / p.112 / w=頭頂間溝,topic=~,publisher=~,other=sketch+:大脳：腹側経路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0">2023/01/20</text:date>, <text:time>13:03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20T13:03:37.47</dc:date>
    <dc:creator>iwabuchi ken</dc:creator>
    <meta:editing-duration>P53DT3H13M56S</meta:editing-duration>
    <meta:editing-cycles>17072</meta:editing-cycles>
    <meta:document-statistic meta:table-count="2" meta:cell-count="921" meta:object-count="0"/>
    <meta:user-defined meta:name="qrichtext">1</meta:user-defined>
  </office:meta>
</office:document-meta>
</file>